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72in" fo:break-before="auto" style:use-optimal-row-height="true"/>
    </style:style>
    <style:style style:name="ro23" style:family="table-row">
      <style:table-row-properties style:row-height="2.0492in" fo:break-before="auto" style:use-optimal-row-height="true"/>
    </style:style>
    <style:style style:name="ro24" style:family="table-row">
      <style:table-row-properties style:row-height="0.8055in" fo:break-before="auto" style:use-optimal-row-height="true"/>
    </style:style>
    <style:style style:name="ro25" style:family="table-row">
      <style:table-row-properties style:row-height="1.8882in" fo:break-before="auto" style:use-optimal-row-height="true"/>
    </style:style>
    <style:style style:name="ro26" style:family="table-row">
      <style:table-row-properties style:row-height="2.3602in" fo:break-before="auto" style:use-optimal-row-height="true"/>
    </style:style>
    <style:style style:name="ro27" style:family="table-row">
      <style:table-row-properties style:row-height="2.5102in" fo:break-before="auto" style:use-optimal-row-height="true"/>
    </style:style>
    <style:style style:name="ro28" style:family="table-row">
      <style:table-row-properties style:row-height="3.9154in" fo:break-before="auto" style:use-optimal-row-height="true"/>
    </style:style>
    <style:style style:name="ro29" style:family="table-row">
      <style:table-row-properties style:row-height="3.0283in" fo:break-before="auto" style:use-optimal-row-height="true"/>
    </style:style>
    <style:style style:name="ro30" style:family="table-row">
      <style:table-row-properties style:row-height="1.1165in" fo:break-before="auto" style:use-optimal-row-height="true"/>
    </style:style>
    <style:style style:name="ro31" style:family="table-row">
      <style:table-row-properties style:row-height="1.428in" fo:break-before="auto" style:use-optimal-row-height="true"/>
    </style:style>
    <style:style style:name="ro33" style:family="table-row">
      <style:table-row-properties style:row-height="2.1992in" fo:break-before="auto" style:use-optimal-row-height="true"/>
    </style:style>
    <style:style style:name="ro34" style:family="table-row">
      <style:table-row-properties style:row-height="1.2665in" fo:break-before="auto" style:use-optimal-row-height="true"/>
    </style:style>
    <style:style style:name="ro35" style:family="table-row">
      <style:table-row-properties style:row-height="0.3335in" fo:break-before="auto" style:use-optimal-row-height="true"/>
    </style:style>
    <style:style style:name="ro36" style:family="table-row">
      <style:table-row-properties style:row-height="0.9555in" fo:break-before="auto" style:use-optimal-row-height="true"/>
    </style:style>
    <style:style style:name="ro37" style:family="table-row">
      <style:table-row-properties style:row-height="0.4953in" fo:break-before="auto" style:use-optimal-row-height="true"/>
    </style:style>
    <style:style style:name="ro38" style:family="table-row">
      <style:table-row-properties style:row-height="2.6717in" fo:break-before="auto" style:use-optimal-row-height="true"/>
    </style:style>
    <style:style style:name="ro39" style:family="table-row">
      <style:table-row-properties style:row-height="1.739in" fo:break-before="auto" style:use-optimal-row-height="true"/>
    </style:style>
    <style:style style:name="ro40" style:family="table-row">
      <style:table-row-properties style:row-height="0.6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6pt solid #0000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in"/>
      <style:text-properties style:text-position=""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6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5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 style:font-name="Arial2" fo:font-size="10pt" fo:font-weight="normal"/>
    </style:style>
    <style:style style:name="ce174" style:family="table-cell" style:parent-style-name="Default">
      <style:text-properties fo:color="#ff0000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453in" svg:height="1.1453in" svg:x="0.0063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127"/>
        <table:table-column table:style-name="co7" table:default-cell-style-name="ce133"/>
        <table:table-column table:style-name="co30" table:default-cell-style-name="ce136"/>
        <table:table-column table:style-name="co31" table:default-cell-style-name="ce140"/>
        <table:table-column table:style-name="co32" table:default-cell-style-name="ce128"/>
        <table:table-column table:style-name="co33" table:default-cell-style-name="ce140"/>
        <table:table-column table:style-name="co34" table:default-cell-style-name="ce140"/>
        <table:table-column table:style-name="co7" table:default-cell-style-name="ce166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9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Passed</text:p>
          </table:table-cell>
          <table:table-cell table:style-name="ce170" table:formula="of:=COUNTIF([.K$7:.K$978];[.$J1])" office:value-type="float" office:value="13">
            <text:p>13</text:p>
          </table:table-cell>
          <table:table-cell table:style-name="ce170" table:formula="of:=COUNTIF([.L$7:.L$978];[.$J1])" office:value-type="float" office:value="58">
            <text:p>58</text:p>
          </table:table-cell>
          <table:table-cell table:style-name="ce170" table:formula="of:=COUNTIF([.M$7:.M$978];[.$J1])" office:value-type="float" office:value="0">
            <text:p>0</text:p>
          </table:table-cell>
          <table:table-cell table:style-name="ce17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30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Failed</text:p>
          </table:table-cell>
          <table:table-cell table:style-name="ce170" table:formula="of:=COUNTIF([.K$7:.K$978];[.$J2])" office:value-type="float" office:value="2">
            <text:p>2</text:p>
          </table:table-cell>
          <table:table-cell table:style-name="ce170" table:formula="of:=COUNTIF([.L$7:.L$978];[.$J2])" office:value-type="float" office:value="2">
            <text:p>2</text:p>
          </table:table-cell>
          <table:table-cell table:style-name="ce170" table:formula="of:=COUNTIF([.M$7:.M$978];[.$J2])" office:value-type="float" office:value="0">
            <text:p>0</text:p>
          </table:table-cell>
          <table:table-cell table:style-name="ce17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0" office:value-type="string">
            <text:p>Blocked</text:p>
          </table:table-cell>
          <table:table-cell table:style-name="ce170" table:formula="of:=COUNTIF([.K$7:.K$978];[.$J3])" office:value-type="float" office:value="0">
            <text:p>0</text:p>
          </table:table-cell>
          <table:table-cell table:style-name="ce170" table:formula="of:=COUNTIF([.L$7:.L$978];[.$J3])" office:value-type="float" office:value="0">
            <text:p>0</text:p>
          </table:table-cell>
          <table:table-cell table:style-name="ce170" table:formula="of:=COUNTIF([.M$7:.M$978];[.$J3])" office:value-type="float" office:value="0">
            <text:p>0</text:p>
          </table:table-cell>
          <table:table-cell table:style-name="ce17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1" office:value-type="string">
            <text:p>Untested</text:p>
          </table:table-cell>
          <table:table-cell table:style-name="ce170" table:formula="of:=COUNTIF([.K$7:.K$978];[.$J4])" office:value-type="float" office:value="0">
            <text:p>0</text:p>
          </table:table-cell>
          <table:table-cell table:style-name="ce170" table:formula="of:=COUNTIF([.L$7:.L$978];[.$J4])" office:value-type="float" office:value="0">
            <text:p>0</text:p>
          </table:table-cell>
          <table:table-cell table:style-name="ce170" table:formula="of:=COUNTIF([.M$7:.M$978];[.$J4])" office:value-type="float" office:value="0">
            <text:p>0</text:p>
          </table:table-cell>
          <table:table-cell table:style-name="ce17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70" table:formula="of:=COUNTIF([.K$7:.K$978];[.$J5])" office:value-type="float" office:value="0">
            <text:p>0</text:p>
          </table:table-cell>
          <table:table-cell table:style-name="ce170" table:formula="of:=COUNTIF([.L$7:.L$978];[.$J5])" office:value-type="float" office:value="0">
            <text:p>0</text:p>
          </table:table-cell>
          <table:table-cell table:style-name="ce170" table:formula="of:=COUNTIF([.M$7:.M$978];[.$J5])" office:value-type="float" office:value="0">
            <text:p>0</text:p>
          </table:table-cell>
          <table:table-cell table:style-name="ce17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75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4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4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4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4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69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4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1" office:value-type="string">
            <text:p>Show draft/public content from page</text:p>
          </table:table-cell>
          <table:table-cell table:style-name="ce141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69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4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office:value-type="string">
            <text:p>Deprecated</text:p>
          </table:table-cell>
          <table:table-cell table:style-name="ce134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4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office:value-type="string">
            <text:p>Deprecated</text:p>
          </table:table-cell>
          <table:table-cell table:style-name="ce134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4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office:value-type="string">
            <text:p>- Deprecated</text:p>
            <text:p>- must log-in with root account to test</text:p>
          </table:table-cell>
          <table:table-cell table:style-name="ce134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4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73" office:value-type="string">
            <text:p>Failed</text:p>
          </table:table-cell>
          <table:table-cell table:style-name="ce134" office:value-type="string">
            <text:p>Deprecated</text:p>
          </table:table-cell>
          <table:table-cell table:style-name="ce134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4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number-columns-repeated="2" table:style-name="ce134" office:value-type="string">
            <text:p>Passed</text:p>
          </table:table-cell>
          <table:table-cell table:style-name="ce134" office:value-type="string">
            <text:p>Deprecated</text:p>
          </table:table-cell>
          <table:table-cell table:style-name="ce134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4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140" office:value-type="string">
            <text:p>High</text:p>
          </table:table-cell>
          <table:table-cell table:style-name="ce134" office:value-type="string">
            <text:p>hai.nguyen</text:p>
          </table:table-cell>
          <table:table-cell table:style-name="ce134"/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4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40" office:value-type="string">
            <text:p>Medium</text:p>
          </table:table-cell>
          <table:table-cell table:style-name="ce134" office:value-type="string">
            <text:p>hai.nguyen</text:p>
          </table:table-cell>
          <table:table-cell table:style-name="ce134"/>
          <table:table-cell table:style-name="ce134" office:value-type="string">
            <text:p>Passed</text:p>
          </table:table-cell>
          <table:table-cell table:style-name="ce134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2" office:value-type="string">
            <text:p>Create/delete Content folder</text:p>
          </table:table-cell>
          <table:table-cell table:style-name="ce142" office:value-type="string">
            <text:p>Step 1: Create/delete Content folder</text:p>
          </table:table-cell>
          <table:table-cell table:style-name="ce153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54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style-name="ce172"/>
          <table:table-cell table:style-name="ce17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2" office:value-type="string">
            <text:p>Create/edit/delete <text:s/>Article document</text:p>
          </table:table-cell>
          <table:table-cell table:style-name="ce142" office:value-type="string">
            <text:p>Step 1: Create/edit/delete <text:s/>Article document</text:p>
          </table:table-cell>
          <table:table-cell table:style-name="ce154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154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style-name="ce172"/>
          <table:table-cell table:style-name="ce17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2" office:value-type="string">
            <text:p>Create/edit/delete <text:s/>File document</text:p>
          </table:table-cell>
          <table:table-cell table:style-name="ce142" office:value-type="string">
            <text:p>Step 1: Create/edit/delete <text:s/>File document</text:p>
          </table:table-cell>
          <table:table-cell table:style-name="ce154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154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style-name="ce172"/>
          <table:table-cell table:style-name="ce17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2" office:value-type="string">
            <text:p>Create/edit/delete <text:s/>Free layout Webcontent document</text:p>
          </table:table-cell>
          <table:table-cell table:style-name="ce142" office:value-type="string">
            <text:p>Step 1: Create/edit/delete <text:s/>Free layout Webcontent document</text:p>
          </table:table-cell>
          <table:table-cell table:style-name="ce154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154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style-name="ce172"/>
          <table:table-cell table:style-name="ce17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2" office:value-type="string">
            <text:p>Upload a file</text:p>
          </table:table-cell>
          <table:table-cell table:style-name="ce142" office:value-type="string">
            <text:p>Step 1: Upload a file</text:p>
          </table:table-cell>
          <table:table-cell table:style-name="ce154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style-name="ce172"/>
          <table:table-cell table:style-name="ce17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2" office:value-type="string">
            <text:p>Copy/paste a node</text:p>
          </table:table-cell>
          <table:table-cell table:style-name="ce142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style-name="ce172"/>
          <table:table-cell table:style-name="ce17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2" office:value-type="string">
            <text:p>Cut/paste a node</text:p>
          </table:table-cell>
          <table:table-cell table:style-name="ce142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style-name="ce172"/>
          <table:table-cell table:style-name="ce17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2" office:value-type="string">
            <text:p>Lock/Unlock a node</text:p>
          </table:table-cell>
          <table:table-cell table:style-name="ce142" office:value-type="string">
            <text:p>Step 1: Lock/Unlock a node</text:p>
          </table:table-cell>
          <table:table-cell table:style-name="ce153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154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number-columns-repeated="2" table:style-name="ce172" office:value-type="string">
            <text:p>Passed</text:p>
          </table:table-cell>
          <table:table-cell office:value-type="string">
            <text:p>Expected output isnot exact. [Others users cannot do any action with this node] → still can copy. </text:p>
          </table:table-cell>
          <table:table-cell table:number-columns-repeated="242"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2" office:value-type="string">
            <text:p>Rename/Title for a node</text:p>
          </table:table-cell>
          <table:table-cell table:style-name="ce142" office:value-type="string">
            <text:p>Step 1: Rename/Title for a node</text:p>
          </table:table-cell>
          <table:table-cell table:style-name="ce153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style-name="ce172"/>
          <table:table-cell table:style-name="ce17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2" office:value-type="string">
            <text:p>Add symlink for node</text:p>
          </table:table-cell>
          <table:table-cell table:style-name="ce142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154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72" office:value-type="string">
            <text:p>hai.nguyen</text:p>
          </table:table-cell>
          <table:table-cell table:style-name="ce172"/>
          <table:table-cell table:style-name="ce17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3" office:value-type="string">
            <text:p>Download and Allow Edition</text:p>
          </table:table-cell>
          <table:table-cell table:style-name="ce143" office:value-type="string">
            <text:p>Step 1: Download and Allow Edition</text:p>
          </table:table-cell>
          <table:table-cell table:style-name="ce155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154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3" office:value-type="string">
            <text:p>Manage Actions on WebDAV</text:p>
          </table:table-cell>
          <table:table-cell table:style-name="ce143" office:value-type="string">
            <text:p>Step 1: Manage Actions on WebDAV</text:p>
          </table:table-cell>
          <table:table-cell table:style-name="ce156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154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2" office:value-type="string">
            <text:p>Drag and drop node</text:p>
          </table:table-cell>
          <table:table-cell table:style-name="ce142" office:value-type="string">
            <text:p>Step 1: Drag and drop node</text:p>
          </table:table-cell>
          <table:table-cell table:style-name="ce136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154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4" office:value-type="string">
            <text:p>Manage Private tag (Add/Edit/Delete)</text:p>
          </table:table-cell>
          <table:table-cell table:style-name="ce144" office:value-type="string">
            <text:p>Step 1: Manage Private tag (Add/Edit/Delete)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4" office:value-type="string">
            <text:p>Manage Public tag (Add/Edit/Delete) </text:p>
          </table:table-cell>
          <table:table-cell table:style-name="ce144" office:value-type="string">
            <text:p>Step 1: Manage Public tag (Add/Edit/Delete) 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5" office:value-type="string">
            <text:p>Add language for document/uploaded file</text:p>
          </table:table-cell>
          <table:table-cell table:style-name="ce145" office:value-type="string">
            <text:p>Step 1: Add language for document/uploaded file</text:p>
          </table:table-cell>
          <table:table-cell table:style-name="ce158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154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5" office:value-type="string">
            <text:p>Vote for document/uploaded file</text:p>
          </table:table-cell>
          <table:table-cell table:style-name="ce145" office:value-type="string">
            <text:p>Step 1: Vote for document/uploaded file</text:p>
          </table:table-cell>
          <table:table-cell table:style-name="ce158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154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5" office:value-type="string">
            <text:p>Manage Comment (Add/Edit/Delete)</text:p>
          </table:table-cell>
          <table:table-cell table:style-name="ce145" office:value-type="string">
            <text:p>Step 1: Manage Comment (Add/Edit/Delete)</text:p>
          </table:table-cell>
          <table:table-cell table:style-name="ce159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154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2" office:value-type="string">
            <text:p>Manage Publication</text:p>
          </table:table-cell>
          <table:table-cell table:style-name="ce142" office:value-type="string">
            <text:p>Step 1: Manage Publication</text:p>
          </table:table-cell>
          <table:table-cell table:style-name="ce160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2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3" office:value-type="string">
            <text:p>Manage Category (Add/Delete)</text:p>
          </table:table-cell>
          <table:table-cell table:style-name="ce143" office:value-type="string">
            <text:p>Step 1: Manage Category (Add/Delete)</text:p>
          </table:table-cell>
          <table:table-cell table:style-name="ce161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8" office:value-type="string">
            <text:p>Document/uploaded file is added category.</text:p>
            <text:p>- Document/uploaded file is not added category.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3" office:value-type="string">
            <text:p>Manage Relation (Add/Delete/Show/Hide)</text:p>
          </table:table-cell>
          <table:table-cell table:style-name="ce143" office:value-type="string">
            <text:p>Step 1: Manage Relation (Add/Delete/Show/Hide)</text:p>
          </table:table-cell>
          <table:table-cell table:style-name="ce154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154" office:value-type="string">
            <text:p>Node is added /Delete relation</text:p>
            <text:p>Relation of Node is shown/hidden 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2" office:value-type="string">
            <text:p>View Node Properties</text:p>
          </table:table-cell>
          <table:table-cell table:style-name="ce142" office:value-type="string">
            <text:p>Step 1: View Node Properties</text:p>
          </table:table-cell>
          <table:table-cell table:style-name="ce149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154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2" office:value-type="string">
            <text:p>Export /Import node</text:p>
          </table:table-cell>
          <table:table-cell table:style-name="ce142" office:value-type="string">
            <text:p>Step 1: Export /Import node</text:p>
          </table:table-cell>
          <table:table-cell table:style-name="ce162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154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6" office:value-type="string">
            <text:p>Manage Permission(Add/Edit/Delete)</text:p>
          </table:table-cell>
          <table:table-cell table:style-name="ce146" office:value-type="string">
            <text:p>Step 1: Manage Permission(Add/Edit/Delete)</text:p>
          </table:table-cell>
          <table:table-cell table:style-name="ce136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154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7" office:value-type="string">
            <text:p>View metadata</text:p>
          </table:table-cell>
          <table:table-cell table:style-name="ce147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154" office:value-type="string">
            <text:p>View matadata form is shown</text:p>
          </table:table-cell>
          <table:table-cell table:style-name="ce154" office:value-type="string">
            <text:p>Low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8" office:value-type="string">
            <text:p>Simple Search</text:p>
          </table:table-cell>
          <table:table-cell table:style-name="ce148" office:value-type="string">
            <text:p>Step 1: Simple Search</text:p>
          </table:table-cell>
          <table:table-cell table:style-name="ce154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154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8" office:value-type="string">
            <text:p>Advanced search</text:p>
          </table:table-cell>
          <table:table-cell table:style-name="ce148" office:value-type="string">
            <text:p>Step 1: Advanced search</text:p>
          </table:table-cell>
          <table:table-cell table:style-name="ce163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154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8" office:value-type="string">
            <text:p>Manage query in Advanced search</text:p>
          </table:table-cell>
          <table:table-cell table:style-name="ce148" office:value-type="string">
            <text:p>Step 1: Manage query in Advanced search</text:p>
          </table:table-cell>
          <table:table-cell table:style-name="ce163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154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9" office:value-type="string">
            <text:p>Set up browsing Preferences</text:p>
          </table:table-cell>
          <table:table-cell table:style-name="ce149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154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8" office:value-type="string">
            <text:p>Manage Clipboard (Paste/Delete)</text:p>
          </table:table-cell>
          <table:table-cell table:style-name="ce148" office:value-type="string">
            <text:p>Step 1: Manage Clipboard (Paste/Delete)</text:p>
          </table:table-cell>
          <table:table-cell table:style-name="ce136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154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50" office:value-type="string">
            <text:p>Manage Tags (Add/Edit/Delete)</text:p>
          </table:table-cell>
          <table:table-cell table:style-name="ce150" office:value-type="string">
            <text:p>Step 1: Manage Tags (Add/Edit/Delete)</text:p>
          </table:table-cell>
          <table:table-cell table:style-name="ce164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50" office:value-type="string">
            <text:p>Manage Categories (Add/Edit/Delete)</text:p>
          </table:table-cell>
          <table:table-cell table:style-name="ce150" office:value-type="string">
            <text:p>Step 1: Manage Categories (Add/Edit/Delete)</text:p>
          </table:table-cell>
          <table:table-cell table:style-name="ce135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5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 table:number-columns-repeated="2" table:style-name="ce174" office:value-type="string">
            <text:p>Failed</text:p>
          </table:table-cell>
          <table:table-cell table:number-columns-repeated="24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50" office:value-type="string">
            <text:p>Manage Template(Add/Edit/Delete)</text:p>
          </table:table-cell>
          <table:table-cell table:style-name="ce150" office:value-type="string">
            <text:p>Step 1: Manage Template(Add/Edit/Delete)</text:p>
          </table:table-cell>
          <table:table-cell table:style-name="ce164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50" office:value-type="string">
            <text:p>Manage Metadata(View/Edit/Delete)</text:p>
          </table:table-cell>
          <table:table-cell table:style-name="ce150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50" office:value-type="string">
            <text:p>Manage Views(Add/View/Edit/Delete)</text:p>
          </table:table-cell>
          <table:table-cell table:style-name="ce150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50" office:value-type="string">
            <text:p>Manage Drive(Add/Edit/Delete)</text:p>
          </table:table-cell>
          <table:table-cell table:style-name="ce150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154"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50" office:value-type="string">
            <text:p>Namespace registry</text:p>
          </table:table-cell>
          <table:table-cell table:style-name="ce150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50" office:value-type="string">
            <text:p>Manage Node types(Add/View)</text:p>
          </table:table-cell>
          <table:table-cell table:style-name="ce150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50" office:value-type="string">
            <text:p>Manage Query(Add/Edit/Delete)</text:p>
          </table:table-cell>
          <table:table-cell table:style-name="ce150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154"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50" office:value-type="string">
            <text:p>Manage Script(Add/Edit/Delete)</text:p>
          </table:table-cell>
          <table:table-cell table:style-name="ce150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50" office:value-type="string">
            <text:p>Manage Action</text:p>
          </table:table-cell>
          <table:table-cell table:style-name="ce150" office:value-type="string">
            <text:p>Step 1: Manage Action</text:p>
          </table:table-cell>
          <table:table-cell table:style-name="ce165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51" office:value-type="string">
            <text:p>Manage Lock/Unlock</text:p>
          </table:table-cell>
          <table:table-cell table:style-name="ce151" office:value-type="string">
            <text:p>Step 1: Manage Lock/Unlock</text:p>
          </table:table-cell>
          <table:table-cell table:style-name="ce165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2" office:value-type="string">
            <text:p>Approve a content</text:p>
          </table:table-cell>
          <table:table-cell table:style-name="ce152" office:value-type="string">
            <text:p>Step 1: Approve a content</text:p>
          </table:table-cell>
          <table:table-cell table:style-name="ce166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166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1" office:value-type="string">
            <text:p>Grand a pay raise</text:p>
          </table:table-cell>
          <table:table-cell table:style-name="ce151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4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4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4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243"/>
        </table:table-row>
        <table:table-row table:style-name="ro8" table:number-rows-repeated="10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  <table:table-row table:style-name="ro8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7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hanhly </meta:initial-creator>
    <meta:creation-date>2010-08-10T15:50:28</meta:creation-date>
    <dc:date>2012-05-04T17:14:38</dc:date>
    <meta:editing-cycles>151</meta:editing-cycles>
    <meta:editing-duration>P1DT15H21M29S</meta:editing-duration>
    <dc:creator>exoplatform </dc:creator>
    <meta:document-statistic meta:table-count="4" meta:cell-count="1313" meta:object-count="1"/>
    <meta:user-defined meta:name="Info 1"/>
    <meta:user-defined meta:name="Info 2"/>
    <meta:user-defined meta:name="Info 3"/>
    <meta:user-defined meta:name="Info 4"/>
  </office:meta>
</office:document-meta>
</file>